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3_1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rs. A. Hyma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9, 1893</text:p>
      <text:p text:style-name="P5">Month<text:tab/><text:tab/><text:tab/><text:tab/><text:tab/><text:tab/>March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Phila., March 9, 1893./</text:p>
      <text:p text:style-name="P2">Rev. Morais/</text:p>
      <text:p text:style-name="P2"><text:tab/>Dear Sir,/</text:p>
      <text:p text:style-name="P2"><text:tab/><text:tab/>The enclosed five/ dollars received for which accept/ my heartiest thanks in behalf/ of our sick sister. <text:s/>May our Heavenly/ Father have mercy on her and/ give her back again her health so/ that she may be able again to/ fulfil[sic!] her duties as wife and mother/ to her husband and children. <text:s/>If/ at any time I can render you/ any service likewise. <text:s/>I will be most/ pleased to do so. <text:s/>Thanking you again/ for your trouble. <text:s/>With kindest re-/gards. <text:s/>I remain Sincerely Yours./ Mrs. A. Hyman./</text:p>
      <text:p text:style-name="P2">252 N. 2nd St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7T15:23:33.73</meta:creation-date>
    <dc:date>2011-12-07T15:26:51.53</dc:date>
    <dc:creator>Penn Libraries</dc:creator>
    <meta:editing-duration>PT00H03M1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5" meta:word-count="264" meta:character-count="1818"/>
  </office:meta>
</office:document-meta>
</file>